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Charter1" svg:font-family="'Bitstream Charter'" style:font-family-generic="roman" style:font-pitch="variable"/>
    <style:font-face style:name="Bitstream Charter" svg:font-family="'Bitstream Charter'" style:font-adornments="Negrita cursiva"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text-properties style:font-name="Century Schoolbook L"/>
    </style:style>
    <style:style style:name="P3" style:family="paragraph" style:parent-style-name="Text_20_body">
      <style:paragraph-properties fo:text-align="start" style:justify-single-word="false"/>
      <style:text-properties style:font-name="Century Schoolbook 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style:font-name="Bitstream Charter1" fo:font-style="normal" fo:font-weight="normal" style:font-style-asian="normal" style:font-weight-asian="normal" style:font-style-complex="normal" style:font-weight-complex="normal"/>
    </style:style>
    <style:style style:name="P6" style:family="paragraph" style:parent-style-name="Text_20_body">
      <style:text-properties fo:color="#000000" style:font-name="Century Schoolbook L" style:text-underline-style="none"/>
    </style:style>
    <style:style style:name="P7" style:family="paragraph" style:parent-style-name="Text_20_body">
      <style:text-properties fo:color="#000000" style:font-name="Bitstream Charter1" style:text-underline-style="none"/>
    </style:style>
    <style:style style:name="P8" style:family="paragraph" style:parent-style-name="Heading_20_2">
      <style:text-properties style:font-name="Bitstream Charter1"/>
    </style:style>
    <style:style style:name="P9" style:family="paragraph" style:parent-style-name="Heading_20_2">
      <style:text-properties fo:font-style="italic" fo:font-weight="bold" style:font-style-asian="italic" style:font-weight-asian="bold" style:font-style-complex="italic" style:font-weight-complex="bold"/>
    </style:style>
    <style:style style:name="P10" style:family="paragraph" style:parent-style-name="Heading_20_2">
      <style:text-properties fo:color="#000000" style:font-name="Bitstream Charter1" style:text-underline-style="none"/>
    </style:style>
    <style:style style:name="P11" style:family="paragraph" style:parent-style-name="Heading_20_1">
      <style:paragraph-properties fo:text-align="center" style:justify-single-word="false"/>
      <style:text-properties style:font-name="Century Schoolbook L"/>
    </style:style>
    <style:style style:name="T1" style:family="text">
      <style:text-properties style:font-name="Century Schoolbook L"/>
    </style:style>
    <style:style style:name="T2" style:family="text">
      <style:text-properties fo:color="#000000" style:font-name="Century Schoolbook L"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Personajes de la informática</text:h>
      <text:p text:style-name="P3"/>
      <text:h text:style-name="P8" text:outline-level="2">Donald Ervin Knuth: </text:h>
      <text:p text:style-name="P1">Nacido en 1938, es un experto en la Ciencia de la computación, reconocido por su magnífica investigación dentro del análisis de algoritmos y compiladores. Es el creador de Tex y de METAFONT.</text:p>
      <text:p text:style-name="P5"/>
      <text:h text:style-name="P9" text:outline-level="2">Frederick Phillips Brooks:</text:h>
      <text:p text:style-name="P1">Es un reconocido ingeniero de software y científico de la computación , nacido en 1931. Dirigió el desarrollo del sistema operativo OS/360, el cual fue uno de sus mayores reconocimientos.</text:p>
      <text:p text:style-name="P1"/>
      <text:h text:style-name="Heading_20_2" text:outline-level="2">Alan Kay:</text:h>
      <text:p text:style-name="Text_20_body">Es un informático estadounidense, uno de los padres de la programación orientada a objetos, y pionero en trabajos sobre diseños de sistemas de interfaz gráfica de usuarios. Creó el Dynabook que <text:s/>definió la base de las computadoras portátiles y <text:s/>Tablets PC de hoy.</text:p>
      <text:p text:style-name="Text_20_body"/>
      <text:h text:style-name="Heading_20_2" text:outline-level="2">Edsger Dijkstra:</text:h>
      <text:p text:style-name="Text_20_body">C<text:span text:style-name="T1">ientífico de la computación de los países bajos. Dentro de sus principales contribuciones se encuentran, el algoritmo Dijkstra, también conocido como la solución del problema del camino mas corto, la notación polaca inversa, el algoritmo de banquero y la del semáforo para la coordinación de múltiples procesadores y programas.</text:span></text:p>
      <text:p text:style-name="P2"/>
      <text:h text:style-name="P8" text:outline-level="2">Alan Turing:</text:h>
      <text:p text:style-name="Text_20_body"><text:span text:style-name="T1">Considerado uno de los padres de la ciencia de la computación, fue además <text:s/>un matemático, lógico, criptográfico y filosofo británico.</text:span><text:span text:style-name="T2"> Proporcionó una influyente formalización de los conceptos de algoritmo y computación: la maquina de Turing.</text:span></text:p>
      <text:p text:style-name="P6"/>
      <text:h text:style-name="P10" text:outline-level="2">Manuel Sadosky:</text:h>
      <text:p text:style-name="P7">Fue un científico Argentino, considerado por muchos como el padre de la computación en la Argentina. Fue quien trajo la computadora Clementina al país. También creo la carrera de Computador Científico.</text:p>
      <text:p text:style-name="P7"/>
      <text:h text:style-name="Heading_20_2" text:outline-level="2"><text:soft-page-break/>Dennis Ritchie:</text:h>
      <text:p text:style-name="Text_20_body">Cientifico de la computación estadounidense.<text:line-break/>Colaboró en el diseño y desarrollo de los sistemas operativos Multics y Unix, así como el desarrollo de varios lenguajes de programación como el C, tema sobre el cual escribió un célebre clásico de las ciencias de la computación junto a Brian Wilson Kernighan: El Lenguaje de Programación 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Charter1" svg:font-family="'Bitstream Charter'" style:font-family-generic="roman" style:font-pitch="variable"/>
    <style:font-face style:name="Bitstream Charter" svg:font-family="'Bitstream Charter'" style:font-adornments="Negrita cursiva"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tab-stops/>
        <style:background-image/>
      </style:paragraph-properties>
      <style:text-properties style:font-name="Bitstream Charter"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na </meta:initial-creator>
    <meta:creation-date>2012-08-26T14:25:08</meta:creation-date>
    <dc:date>2012-08-30T17:09:11</dc:date>
    <dc:creator>Marina </dc:creator>
    <meta:editing-duration>PT01H29M16S</meta:editing-duration>
    <meta:editing-cycles>3</meta:editing-cycles>
    <meta:generator>OpenOffice.org/3.2$Linux OpenOffice.org_project/320m12$Build-9483</meta:generator>
    <meta:document-statistic meta:table-count="0" meta:image-count="0" meta:object-count="0" meta:page-count="2" meta:paragraph-count="15" meta:word-count="294" meta:character-count="1888"/>
  </office:meta>
</office:document-meta>
</file>